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Server Only?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 Rep</text:p>
          </table:table-cell>
          <table:table-cell table:style-name="ce2"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</text:p>
          </table:table-cell>
          <table:table-cell office:value-type="float" office:value="2" calcext:value-type="float">
            <text:p>2</text:p>
          </table:table-cell>
          <table:table-cell table:formula="of:=&quot;int &quot;&amp;[.C2]&amp;&quot;:&quot;&amp;[.D2]&amp;&quot;;&quot;" office:value-type="string" office:string-value="int li:2;" calcext:value-type="string">
            <text:p>int li:2;</text:p>
          </table:table-cell>
          <table:table-cell table:formula="of:=&quot;msg.&quot;&amp;[.C2]&amp;&quot;=0;&quot;" office:value-type="string" office:string-value="msg.li=0;" calcext:value-type="string">
            <text:p>msg.li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</text:p>
          </table:table-cell>
          <table:table-cell office:value-type="float" office:value="3" calcext:value-type="float">
            <text:p>3</text:p>
          </table:table-cell>
          <table:table-cell table:formula="of:=&quot;int &quot;&amp;[.C3]&amp;&quot;:&quot;&amp;[.D3]&amp;&quot;;&quot;" office:value-type="string" office:string-value="int vn:3;" calcext:value-type="string">
            <text:p>int vn:3;</text:p>
          </table:table-cell>
          <table:table-cell table:formula="of:=&quot;msg.&quot;&amp;[.C3]&amp;&quot;=0;&quot;" office:value-type="string" office:string-value="msg.vn=0;" calcext:value-type="string">
            <text:p>msg.vn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</text:p>
          </table:table-cell>
          <table:table-cell office:value-type="float" office:value="3" calcext:value-type="float">
            <text:p>3</text:p>
          </table:table-cell>
          <table:table-cell table:formula="of:=&quot;int &quot;&amp;[.C4]&amp;&quot;:&quot;&amp;[.D4]&amp;&quot;;&quot;" office:value-type="string" office:string-value="int mode:3;" calcext:value-type="string">
            <text:p>int mode:3;</text:p>
          </table:table-cell>
          <table:table-cell table:formula="of:=&quot;msg.&quot;&amp;[.C4]&amp;&quot;=0;&quot;" office:value-type="string" office:string-value="msg.mode=0;" calcext:value-type="string">
            <text:p>msg.mode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stratum</text:p>
          </table:table-cell>
          <table:table-cell office:value-type="float" office:value="8" calcext:value-type="float">
            <text:p>8</text:p>
          </table:table-cell>
          <table:table-cell table:formula="of:=&quot;int &quot;&amp;[.C5]&amp;&quot;:&quot;&amp;[.D5]&amp;&quot;;&quot;" office:value-type="string" office:string-value="int stratum:8;" calcext:value-type="string">
            <text:p>int stratum:8;</text:p>
          </table:table-cell>
          <table:table-cell table:formula="of:=&quot;msg.&quot;&amp;[.C5]&amp;&quot;=0;&quot;" office:value-type="string" office:string-value="msg.stratum=0;" calcext:value-type="string">
            <text:p>msg.stratum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oll</text:p>
          </table:table-cell>
          <table:table-cell office:value-type="float" office:value="8" calcext:value-type="float">
            <text:p>8</text:p>
          </table:table-cell>
          <table:table-cell table:formula="of:=&quot;int &quot;&amp;[.C6]&amp;&quot;:&quot;&amp;[.D6]&amp;&quot;;&quot;" office:value-type="string" office:string-value="int poll:8;" calcext:value-type="string">
            <text:p>int poll:8;</text:p>
          </table:table-cell>
          <table:table-cell table:formula="of:=&quot;msg.&quot;&amp;[.C6]&amp;&quot;=0;&quot;" office:value-type="string" office:string-value="msg.poll=0;" calcext:value-type="string">
            <text:p>msg.poll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on</text:p>
          </table:table-cell>
          <table:table-cell office:value-type="float" office:value="8" calcext:value-type="float">
            <text:p>8</text:p>
          </table:table-cell>
          <table:table-cell table:formula="of:=&quot;int &quot;&amp;[.C7]&amp;&quot;:&quot;&amp;[.D7]&amp;&quot;;&quot;" office:value-type="string" office:string-value="int precision:8;" calcext:value-type="string">
            <text:p>int precision:8;</text:p>
          </table:table-cell>
          <table:table-cell table:formula="of:=&quot;msg.&quot;&amp;[.C7]&amp;&quot;=0;&quot;" office:value-type="string" office:string-value="msg.precision=0;" calcext:value-type="string">
            <text:p>msg.precision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 Delay</text:p>
          </table:table-cell>
          <table:table-cell office:value-type="string" calcext:value-type="string">
            <text:p>rootDelay</text:p>
          </table:table-cell>
          <table:table-cell office:value-type="float" office:value="32" calcext:value-type="float">
            <text:p>32</text:p>
          </table:table-cell>
          <table:table-cell table:formula="of:=&quot;int &quot;&amp;[.C8]&amp;&quot;:&quot;&amp;[.D8]&amp;&quot;;&quot;" office:value-type="string" office:string-value="int rootDelay:32;" calcext:value-type="string">
            <text:p>int rootDelay:32;</text:p>
          </table:table-cell>
          <table:table-cell table:formula="of:=&quot;msg.&quot;&amp;[.C8]&amp;&quot;=0;&quot;" office:value-type="string" office:string-value="msg.rootDelay=0;" calcext:value-type="string">
            <text:p>msg.rootDelay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 Dispersion</text:p>
          </table:table-cell>
          <table:table-cell office:value-type="string" calcext:value-type="string">
            <text:p>rootDispersion</text:p>
          </table:table-cell>
          <table:table-cell office:value-type="float" office:value="32" calcext:value-type="float">
            <text:p>32</text:p>
          </table:table-cell>
          <table:table-cell table:formula="of:=&quot;int &quot;&amp;[.C9]&amp;&quot;:&quot;&amp;[.D9]&amp;&quot;;&quot;" office:value-type="string" office:string-value="int rootDispersion:32;" calcext:value-type="string">
            <text:p>int rootDispersion:32;</text:p>
          </table:table-cell>
          <table:table-cell table:formula="of:=&quot;msg.&quot;&amp;[.C9]&amp;&quot;=0;&quot;" office:value-type="string" office:string-value="msg.rootDispersion=0;" calcext:value-type="string">
            <text:p>msg.rootDispersion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eference Identifier</text:p>
          </table:table-cell>
          <table:table-cell office:value-type="string" calcext:value-type="string">
            <text:p>refIdentifier</text:p>
          </table:table-cell>
          <table:table-cell office:value-type="float" office:value="32" calcext:value-type="float">
            <text:p>32</text:p>
          </table:table-cell>
          <table:table-cell table:formula="of:=&quot;int &quot;&amp;[.C10]&amp;&quot;:&quot;&amp;[.D10]&amp;&quot;;&quot;" office:value-type="string" office:string-value="int refIdentifier:32;" calcext:value-type="string">
            <text:p>int refIdentifier:32;</text:p>
          </table:table-cell>
          <table:table-cell table:formula="of:=&quot;msg.&quot;&amp;[.C10]&amp;&quot;=0;&quot;" office:value-type="string" office:string-value="msg.refIdentifier=0;" calcext:value-type="string">
            <text:p>msg.refIdentifier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ference Timestamp</text:p>
          </table:table-cell>
          <table:table-cell office:value-type="string" calcext:value-type="string">
            <text:p>refTimestamp</text:p>
          </table:table-cell>
          <table:table-cell office:value-type="float" office:value="64" calcext:value-type="float">
            <text:p>64</text:p>
          </table:table-cell>
          <table:table-cell table:formula="of:=&quot;int &quot;&amp;[.C11]&amp;&quot;:&quot;&amp;[.D11]&amp;&quot;;&quot;" office:value-type="string" office:string-value="int refTimestamp:64;" calcext:value-type="string">
            <text:p>int refTimestamp:64;</text:p>
          </table:table-cell>
          <table:table-cell table:formula="of:=&quot;msg.&quot;&amp;[.C11]&amp;&quot;=0;&quot;" office:value-type="string" office:string-value="msg.refTimestamp=0;" calcext:value-type="string">
            <text:p>msg.refTimestamp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riginate Timestamp</text:p>
          </table:table-cell>
          <table:table-cell office:value-type="string" calcext:value-type="string">
            <text:p>originateTimestamp</text:p>
          </table:table-cell>
          <table:table-cell office:value-type="float" office:value="64" calcext:value-type="float">
            <text:p>64</text:p>
          </table:table-cell>
          <table:table-cell table:formula="of:=&quot;int &quot;&amp;[.C12]&amp;&quot;:&quot;&amp;[.D12]&amp;&quot;;&quot;" office:value-type="string" office:string-value="int originateTimestamp:64;" calcext:value-type="string">
            <text:p>int originateTimestamp:64;</text:p>
          </table:table-cell>
          <table:table-cell table:formula="of:=&quot;msg.&quot;&amp;[.C12]&amp;&quot;=0;&quot;" office:value-type="string" office:string-value="msg.originateTimestamp=0;" calcext:value-type="string">
            <text:p>msg.originateTimestamp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ceive Timestamp</text:p>
          </table:table-cell>
          <table:table-cell office:value-type="string" calcext:value-type="string">
            <text:p>revcTimestamp</text:p>
          </table:table-cell>
          <table:table-cell office:value-type="float" office:value="64" calcext:value-type="float">
            <text:p>64</text:p>
          </table:table-cell>
          <table:table-cell table:formula="of:=&quot;int &quot;&amp;[.C13]&amp;&quot;:&quot;&amp;[.D13]&amp;&quot;;&quot;" office:value-type="string" office:string-value="int revcTimestamp:64;" calcext:value-type="string">
            <text:p>int revcTimestamp:64;</text:p>
          </table:table-cell>
          <table:table-cell table:formula="of:=&quot;msg.&quot;&amp;[.C13]&amp;&quot;=0;&quot;" office:value-type="string" office:string-value="msg.revcTimestamp=0;" calcext:value-type="string">
            <text:p>msg.revcTimestamp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ansmit Timestamp</text:p>
          </table:table-cell>
          <table:table-cell office:value-type="string" calcext:value-type="string">
            <text:p>transmitTimestamp</text:p>
          </table:table-cell>
          <table:table-cell office:value-type="float" office:value="64" calcext:value-type="float">
            <text:p>64</text:p>
          </table:table-cell>
          <table:table-cell table:formula="of:=&quot;int &quot;&amp;[.C14]&amp;&quot;:&quot;&amp;[.D14]&amp;&quot;;&quot;" office:value-type="string" office:string-value="int transmitTimestamp:64;" calcext:value-type="string">
            <text:p>int transmitTimestamp:64;</text:p>
          </table:table-cell>
          <table:table-cell table:formula="of:=&quot;msg.&quot;&amp;[.C14]&amp;&quot;=0;&quot;" office:value-type="string" office:string-value="msg.transmitTimestamp=0;" calcext:value-type="string">
            <text:p>msg.transmitTimestamp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Key Identifier (optional)</text:p>
          </table:table-cell>
          <table:table-cell office:value-type="string" calcext:value-type="string">
            <text:p>keyIdentifier</text:p>
          </table:table-cell>
          <table:table-cell office:value-type="float" office:value="32" calcext:value-type="float">
            <text:p>32</text:p>
          </table:table-cell>
          <table:table-cell table:formula="of:=&quot;int &quot;&amp;[.C15]&amp;&quot;:&quot;&amp;[.D15]&amp;&quot;;&quot;" office:value-type="string" office:string-value="int keyIdentifier:32;" calcext:value-type="string">
            <text:p>int keyIdentifier:32;</text:p>
          </table:table-cell>
          <table:table-cell table:formula="of:=&quot;msg.&quot;&amp;[.C15]&amp;&quot;=0;&quot;" office:value-type="string" office:string-value="msg.keyIdentifier=0;" calcext:value-type="string">
            <text:p>msg.keyIdentifier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essage Digest (optional)</text:p>
          </table:table-cell>
          <table:table-cell office:value-type="string" calcext:value-type="string">
            <text:p>messageDigestPart1</text:p>
          </table:table-cell>
          <table:table-cell office:value-type="float" office:value="64" calcext:value-type="float">
            <text:p>64</text:p>
          </table:table-cell>
          <table:table-cell table:formula="of:=&quot;int &quot;&amp;[.C16]&amp;&quot;:&quot;&amp;[.D16]&amp;&quot;;&quot;" office:value-type="string" office:string-value="int messageDigestPart1:64;" calcext:value-type="string">
            <text:p>int messageDigestPart1:64;</text:p>
          </table:table-cell>
          <table:table-cell table:formula="of:=&quot;msg.&quot;&amp;[.C16]&amp;&quot;=0;&quot;" office:value-type="string" office:string-value="msg.messageDigestPart1=0;" calcext:value-type="string">
            <text:p>msg.messageDigestPart1=0;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messageDigestPart2</text:p>
          </table:table-cell>
          <table:table-cell office:value-type="float" office:value="64" calcext:value-type="float">
            <text:p>64</text:p>
          </table:table-cell>
          <table:table-cell table:formula="of:=&quot;int &quot;&amp;[.C17]&amp;&quot;:&quot;&amp;[.D17]&amp;&quot;;&quot;" office:value-type="string" office:string-value="int messageDigestPart2:64;" calcext:value-type="string">
            <text:p>int messageDigestPart2:64;</text:p>
          </table:table-cell>
          <table:table-cell table:formula="of:=&quot;msg.&quot;&amp;[.C17]&amp;&quot;=0;&quot;" office:value-type="string" office:string-value="msg.messageDigestPart2=0;" calcext:value-type="string">
            <text:p>msg.messageDigestPart2=0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11:24:41.504590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09:23:45.877182403</meta:creation-date>
    <dc:date>2015-02-21T17:29:58.553677476</dc:date>
    <meta:editing-duration>PT7H15M14S</meta:editing-duration>
    <meta:editing-cycles>8</meta:editing-cycles>
    <meta:generator>LibreOffice/4.2.7.2$Linux_X86_64 LibreOffice_project/420m0$Build-2</meta:generator>
    <meta:document-statistic meta:table-count="1" meta:cell-count="98" meta:object-count="0"/>
  </office:meta>
</office:document-meta>
</file>